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2cm"/>
    </style:style>
    <style:style style:name="P1" style:family="paragraph">
      <style:paragraph-properties fo:margin-left="0cm" fo:margin-right="0cm" fo:margin-top="0.352cm" fo:margin-bottom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/>
      <style:text-properties fo:color="#0047ff" fo:font-size="24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308cm" fo:margin-bottom="0cm" fo:line-height="100%" fo:text-align="justify" fo:text-indent="0cm" style:punctuation-wrap="hanging" style:line-break="strict"/>
    </style:style>
    <style:style style:name="P9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308cm" fo:margin-bottom="0cm" fo:line-height="100%" fo:text-align="justify" fo:text-indent="0cm" style:punctuation-wrap="hanging" style:line-break="strict" style:writing-mode="lr-tb" style:font-independent-line-spacing="tru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/>
      <style:text-properties fo:color="#0047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 draw:fill-color="#ffffff"/>
      <style:paragraph-properties fo:margin-left="0cm" fo:margin-right="0cm" fo:margin-top="0.308cm" fo:margin-bottom="0cm" fo:line-height="100%" fo:text-align="justify" fo:text-indent="0cm" style:punctuation-wrap="hanging" style:line-break="strict" style:writing-mode="lr-tb" style:font-independent-line-spacing="true"/>
      <style:text-properties style:font-name="Arial" fo:font-size="18pt" style:font-size-asian="18pt" style:font-size-complex="18pt"/>
    </style:style>
    <style:style style:name="T1" style:family="text">
      <style:text-properties fo:color="#0047ff" style:font-name="Arial1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color="#0047ff" style:font-name="Arial1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47ff" style:font-name="Arial1" fo:font-size="16pt" fo:language="en" fo:country="US" fo:font-style="italic" style:font-size-asian="16pt" style:font-style-asian="italic" style:font-size-complex="16pt" style:font-style-complex="italic"/>
    </style:style>
    <style:style style:name="T4" style:family="text">
      <style:text-properties fo:color="#0047ff" style:font-name="Arial1" fo:font-size="18pt" fo:language="en" fo:country="US" style:font-size-asian="18pt" style:font-size-complex="18pt"/>
    </style:style>
    <style:style style:name="T5" style:family="text">
      <style:text-properties fo:color="#0047ff" style:font-name="Arial1" fo:font-size="14pt" fo:language="en" fo:country="US" style:font-size-asian="14pt" style:font-size-complex="14pt"/>
    </style:style>
    <style:style style:name="T6" style:family="text">
      <style:text-properties fo:color="#0047ff" style:font-name="Arial1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0047ff" style:font-name="Arial" fo:font-size="18pt" fo:language="en" fo:country="US" fo:font-style="italic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8" style:family="text">
      <style:text-properties style:font-name="Arial" fo:font-size="18pt" fo:language="en" fo:country="US" fo:font-weight="normal" style:font-name-asian="Arial1" style:font-size-asian="18pt" style:font-weight-asian="normal" style:font-name-complex="Arial1" style:font-size-complex="18pt" style:font-weight-complex="normal"/>
    </style:style>
    <style:style style:name="T9" style:family="text">
      <style:text-properties fo:color="#0047ff" style:font-name="Arial1" fo:font-size="28pt" fo:language="de" fo:country="DE" fo:font-weight="bold" style:font-size-asian="28pt" style:font-weight-asian="bold" style:font-size-complex="28pt" style:font-weight-complex="bold"/>
    </style:style>
    <style:style style:name="T10" style:family="text">
      <style:text-properties fo:color="#0047ff" style:font-name="Arial" fo:font-size="18pt" fo:language="en" fo:country="US" fo:font-weight="normal" style:font-name-asian="Arial1" style:font-size-asian="18pt" style:font-weight-asian="normal" style:font-name-complex="Arial1" style:font-size-complex="18pt" style:font-weight-complex="normal"/>
    </style:style>
    <style:style style:name="T11" style:family="text">
      <style:text-properties style:font-name="Arial" fo:font-size="12pt" fo:language="en" fo:country="US" fo:font-weight="normal" style:font-name-asian="Arial1" style:font-size-asian="12pt" style:font-weight-asian="normal" style:font-name-complex="Arial1" style:font-size-complex="12pt" style:font-weight-complex="normal"/>
    </style:style>
    <style:style style:name="T12" style:family="text">
      <style:text-properties style:font-name="Arial" fo:font-size="6pt" fo:language="en" fo:country="US" fo:font-weight="normal" style:font-name-asian="Arial1" style:font-size-asian="6pt" style:font-weight-asian="normal" style:font-name-complex="Arial1" style:font-size-complex="6pt" style:font-weight-complex="normal"/>
    </style:style>
    <style:style style:name="T13" style:family="text">
      <style:text-properties style:font-name="FreeMono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style:font-name="Arial" fo:font-size="6pt" fo:language="en" fo:country="US" fo:font-style="italic" fo:font-weight="normal" style:font-name-asian="Arial1" style:font-size-asian="6pt" style:font-style-asian="italic" style:font-weight-asian="normal" style:font-name-complex="Arial1" style:font-size-complex="6pt" style:font-style-complex="italic" style:font-weight-complex="normal"/>
    </style:style>
    <style:style style:name="T15" style:family="text">
      <style:text-properties style:font-name="Arial" fo:font-size="18pt" fo:language="en" fo:country="US" fo:font-style="italic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6" style:family="text">
      <style:text-properties style:font-name="FreeMono" fo:font-size="16pt" fo:language="en" fo:country="US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4" draw:layer="layout" svg:width="21.59cm" svg:height="11.583cm" svg:x="2.032cm" svg:y="3.724cm">
          <text:list text:style-name="L1">
            <text:list-item>
              <text:p text:style-name="P1"><text:span text:style-name="T1">Download and prepare your data with </text:span><text:span text:style-name="T2">rapidown</text:span></text:p>
            </text:list-item>
            <text:list-item>
              <text:p text:style-name="P1"><text:span text:style-name="T3"/></text:p>
            </text:list-item>
            <text:list-item>
              <text:p text:style-name="P1"><text:span text:style-name="T3"/></text:p>
              <text:p text:style-name="P2"><text:span text:style-name="T4">Sebastian Heimann, Simone Cesca </text:span></text:p>
              <text:p text:style-name="P3"><text:span text:style-name="T5">GFZ Potsdam, section 2.1</text:span></text:p>
            </text:list-item>
            <text:list-item>
              <text:p text:style-name="P3"><text:span text:style-name="T5"/></text:p>
            </text:list-item>
            <text:list-item>
              <text:p text:style-name="P3"><text:span text:style-name="T5"/></text:p>
            </text:list-item>
            <text:list-item>
              <text:p text:style-name="P3"><text:span text:style-name="T6">sebastian.heimann@gfz-potsdam.de</text:span></text:p>
            </text:list-item>
            <text:list-item>
              <text:p text:style-name="P3"><text:span text:style-name="T6">simone.cesca@gfz-potsdam.de</text:span></text:p>
            </text:list-item>
            <text:list-item>
              <text:p text:style-name="P3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7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21.802cm" svg:height="16.457cm" svg:x="1.793cm" svg:y="3.2cm">
          <text:list text:style-name="L1">
            <text:list-item>
              <text:p text:style-name="P8"><text:span text:style-name="T7">rapidown</text:span><text:span text:style-name="T8"> is a tool devoted to the data preparation for moment tensor inversion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7">rapidown</text:span><text:span text:style-name="T8"> is event-based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8">The main tasks of </text:span><text:span text:style-name="T7">rapidown</text:span><text:span text:style-name="T8"> are: </text:span></text:p>
            </text:list-item>
            <text:list-item>
              <text:p text:style-name="P8"><text:span text:style-name="T8"/></text:p>
            </text:list-item>
            <text:list-item>
              <text:p text:style-name="P9"><text:span text:style-name="T8">1. Access remote repositories (IRIS, GEOFON) and download waveform data and metadata</text:span></text:p>
            </text:list-item>
            <text:list-item>
              <text:p text:style-name="P9"><text:span text:style-name="T8">2. Potentially access local directory for additional data/metadata</text:span></text:p>
            </text:list-item>
            <text:list-item>
              <text:p text:style-name="P9"><text:span text:style-name="T8">3. Process waveform data and produce displacement waveforms </text:span></text:p>
            </text:list-item>
            <text:list-item>
              <text:p text:style-name="P9"><text:span text:style-name="T8">4. Store data in the desired format and proper naming</text:span></text:p>
            </text:list-item>
            <text:list-item>
              <text:p text:style-name="P9"><text:span text:style-name="T8">5. Create text files reporting event and stations information</text:span></text:p>
            </text:list-item>
            <text:list-item>
              <text:p text:style-name="P9"><text:span text:style-name="T8">6. Prepare input file for the following moment tensor inversion</text:span></text:p>
            </text:list-item>
            <text:list-item>
              <text:p text:style-name="P9"><text:span text:style-name="T8"/></text:p>
              <text:p text:style-name="P9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25.4cm" svg:height="1.446cm" svg:x="0cm" svg:y="0.666cm">
          <text:list text:style-name="L1">
            <text:list-header>
              <text:p text:style-name="P11"><text:span text:style-name="T9">rapidown, aim and tas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7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21.802cm" svg:height="14.933cm" svg:x="1.793cm" svg:y="3.2cm">
          <text:list text:style-name="L1">
            <text:list-item>
              <text:p text:style-name="P8"><text:span text:style-name="T10">1. Access remote repositories and download waveform data and metadata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8">Stations are selected in the region of the epicenter, within a given radius </text:span></text:p>
            </text:list-item>
            <text:list-item>
              <text:p text:style-name="P8"><text:span text:style-name="T8">Channels are selected upon the desired sampling rate</text:span></text:p>
            </text:list-item>
            <text:list-item>
              <text:p text:style-name="P8"><text:span text:style-name="T8"/></text:p>
            </text:list-item>
            <text:list-item>
              <text:p text:style-name="P9"><text:span text:style-name="T10">2. Process waveform data and produce displacement waveforms </text:span></text:p>
            </text:list-item>
            <text:list-item>
              <text:p text:style-name="P9"><text:span text:style-name="T8"/></text:p>
            </text:list-item>
            <text:list-item>
              <text:p text:style-name="P9"><text:span text:style-name="T8">Processing include:</text:span></text:p>
              <text:list>
                <text:list-item>
                  <text:p text:style-name="P9"><text:span text:style-name="T8">Demean, highpass filter</text:span></text:p>
                </text:list-item>
                <text:list-item>
                  <text:p text:style-name="P9"><text:span text:style-name="T8">Deconvolution of the instrumental response</text:span></text:p>
                </text:list-item>
                <text:list-item>
                  <text:p text:style-name="P9"><text:span text:style-name="T8">Integration to displacements</text:span></text:p>
                </text:list-item>
                <text:list-item>
                  <text:p text:style-name="P9"><text:span text:style-name="T8">Downsampling to the desired sampling rate</text:span></text:p>
                </text:list-item>
                <text:list-item>
                  <text:p text:style-name="P9"><text:span text:style-name="T8">Rotation to vertical, radial, transversal components</text:span></text:p>
                </text:list-item>
              </text:list>
              <text:p text:style-name="P9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5.4cm" svg:height="1.446cm" svg:x="0cm" svg:y="0.666cm">
          <text:list text:style-name="L1">
            <text:list-header>
              <text:p text:style-name="P11"><text:span text:style-name="T9">rapidown, aim and tas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7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3.068cm" svg:height="15.843cm" svg:x="1.416cm" svg:y="2.5cm">
          <text:list text:style-name="L1">
            <text:list-item>
              <text:p text:style-name="P8"><text:span text:style-name="T7">rapidown</text:span><text:span text:style-name="T8"> can be run from the playground directory</text:span></text:p>
            </text:list-item>
            <text:list-item>
              <text:p text:style-name="P8"><text:span text:style-name="T11"/></text:p>
            </text:list-item>
            <text:list-item>
              <text:p text:style-name="P8"><text:span text:style-name="T8">To get an help on how to run, just type: ./rapidown</text:span></text:p>
            </text:list-item>
            <text:list-item>
              <text:p text:style-name="P8"><text:span text:style-name="T11"/></text:p>
            </text:list-item>
            <text:list-item>
              <text:p text:style-name="P8"><text:span text:style-name="T10">Different calling styles are accepted:</text:span></text:p>
            </text:list-item>
            <text:list-item>
              <text:p text:style-name="P8"><text:span text:style-name="T12"/></text:p>
            </text:list-item>
            <text:list-item>
              <text:p text:style-name="P8"><text:span text:style-name="T13">rapidown [options] -- &lt;YYYY-MM-DD&gt; &lt;HH:MM:SS&gt; &lt;lat&gt; &lt;lon&gt; \</text:span></text:p>
            </text:list-item>
            <text:list-item>
              <text:p text:style-name="P8"><text:span text:style-name="T13"><text:s text:c="17"/></text:span><text:span text:style-name="T13">&lt;depth_km&gt; &lt;radius_km&gt; &lt;fmin&gt;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8"><text:span text:style-name="T13">&lt;sampling_rate&gt; &lt;eventname&gt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13"/></text:p>
            </text:list-item>
            <text:list-item>
              <text:p text:style-name="P8"><text:span text:style-name="T13">rapidown [options] -- &lt;YYYY-MM-DD&gt; &lt;HH:MM:SS&gt; &lt;radius_km&gt;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8"><text:span text:style-name="T13">&lt;fmin&gt; &lt;sampling_rate&gt; &lt;eventname&gt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13"/></text:p>
            </text:list-item>
            <text:list-item>
              <text:p text:style-name="P8"><text:span text:style-name="T13">rapidown [options] -- &lt;catalog-eventname&gt; &lt;radius_km&gt; &lt;fmin&gt; \</text:span></text:p>
            </text:list-item>
            <text:list-item>
              <text:p text:style-name="P8"><text:span text:style-name="T13"><text:s text:c="17"/></text:span><text:span text:style-name="T13">&lt;sampling_rate&gt; &lt;eventname&gt;</text:span></text:p>
            </text:list-item>
            <text:list-item>
              <text:p text:style-name="P8"><text:span text:style-name="T14"/></text:p>
            </text:list-item>
            <text:list-item>
              <text:p text:style-name="P8"><text:span text:style-name="T15">(Note: here the catalog-eventname is the event identificator of GEOFON)</text:span><text:span text:style-name="T8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5.4cm" svg:height="1.446cm" svg:x="0cm" svg:y="0.666cm">
          <text:list text:style-name="L1">
            <text:list-header>
              <text:p text:style-name="P11"><text:span text:style-name="T9">rapidown, how to ru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7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3.068cm" svg:height="14.933cm" svg:x="1.316cm" svg:y="3.2cm">
          <text:list text:style-name="L1">
            <text:list-item>
              <text:p text:style-name="P8"><text:span text:style-name="T7">rapidown</text:span><text:span text:style-name="T8"> offers the opportunity to process local data and/or metadata.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8">To get an help on how to run, just type: ./rapidinv -h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8">Different options are possible:</text:span></text:p>
            </text:list-item>
            <text:list-item>
              <text:p text:style-name="P8"><text:span text:style-name="T8"/></text:p>
              <text:p text:style-name="P8"><text:span text:style-name="T8">(1) To include waveform data stored locally:</text:span></text:p>
            </text:list-item>
            <text:list-item>
              <text:p text:style-name="P8"><text:span text:style-name="T8">./rapidown –local-data=&lt;path_to_directory_or_files_with_local_data&gt; </text:span></text:p>
            </text:list-item>
            <text:list-item>
              <text:p text:style-name="P8"><text:span text:style-name="T8">Accepted data formats: miniSEED, SAC</text:span></text:p>
              <text:p text:style-name="P8"><text:span text:style-name="T8"/></text:p>
              <text:p text:style-name="P8"><text:span text:style-name="T8">(2) To include stations response information stored locally:</text:span></text:p>
            </text:list-item>
            <text:list-item>
              <text:p text:style-name="P8"><text:span text:style-name="T8">./rapidown –local-responses=&lt;path_to_directory_or_files_with_response_data&gt; </text:span></text:p>
            </text:list-item>
            <text:list-item>
              <text:p text:style-name="P8"><text:span text:style-name="T8">Accepted response formats: SAC polezero files</text:span></text:p>
              <text:p text:style-name="P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5.4cm" svg:height="1.446cm" svg:x="0cm" svg:y="0.666cm">
          <text:list text:style-name="L1">
            <text:list-header>
              <text:p text:style-name="P11"><text:span text:style-name="T9">rapidown, adding local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7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3.368cm" svg:height="15.01cm" svg:x="1.016cm" svg:y="2.948cm">
          <text:list text:style-name="L1">
            <text:list-item>
              <text:p text:style-name="P8"><text:span text:style-name="T8">Find required earthquake information to download data (Lat, Lon, Depth, Day and Origin Time).</text:span></text:p>
            </text:list-item>
            <text:list-item>
              <text:p text:style-name="P8"><text:span text:style-name="T11"/></text:p>
            </text:list-item>
            <text:list-item>
              <text:p text:style-name="P8"><text:span text:style-name="T8">If you do not have this information, query the GEOFON catalog:</text:span></text:p>
              <text:list>
                <text:list-item>
                  <text:p text:style-name="P8"><text:span text:style-name="T8">Enter the GEOFON webpage at GFZ, </text:span><text:span text:style-name="T8"><text:a xlink:href="http://geofon.gfz-potsdam.de/" xlink:type="simple">http://geofon.gfz-potsdam.de/</text:a></text:span></text:p>
                </text:list-item>
                <text:list-item>
                  <text:p text:style-name="P8"><text:span text:style-name="T8">Click on 'Rapid Earthquake Information'</text:span></text:p>
                </text:list-item>
                <text:list-item>
                  <text:p text:style-name="P8"><text:span text:style-name="T8">Click on 'Search in earthquake catalog'</text:span></text:p>
                </text:list-item>
                <text:list-item>
                  <text:p text:style-name="P8"><text:span text:style-name="T8">Enter your search criteria and find the desired event </text:span></text:p>
                </text:list-item>
              </text:list>
            </text:list-item>
            <text:list-item>
              <text:p text:style-name="P8"><text:span text:style-name="T8"/></text:p>
            </text:list-item>
            <text:list-item>
              <text:p text:style-name="P8"><text:span text:style-name="T13">./rapid</text:span><text:span text:style-name="T16">own –- &lt;YYYY-MM-DD&gt; &lt;HH:MM:SS&gt; &lt;lat&gt; &lt;lon&gt; &lt;depth_km&gt; \</text:span></text:p>
              <text:list>
                <text:list-item>
                  <text:list>
                    <text:list-item>
                      <text:list>
                        <text:list-header>
                          <text:p text:style-name="P8"><text:span text:style-name="T16">&lt;radius_km&gt; &lt;fmin&gt; &lt;sampling_rate&gt; &lt;eventname&gt;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13"/></text:p>
            </text:list-item>
            <text:list-item>
              <text:p text:style-name="P8"><text:span text:style-name="T8">e.g. to get a recent M 5.2 earthquake in Northern Chile:</text:span></text:p>
            </text:list-item>
            <text:list-item>
              <text:p text:style-name="P8"><text:span text:style-name="T13">./rapidown -– 2014-10-07 12:33:26 -20.03 –70.81 28 1000 0.01 2 \</text:span></text:p>
              <text:list>
                <text:list-item>
                  <text:list>
                    <text:list-item>
                      <text:list>
                        <text:list-header>
                          <text:p text:style-name="P8"><text:span text:style-name="T13">chile-2014-10-07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25.4cm" svg:height="1.446cm" svg:x="0cm" svg:y="0.666cm">
          <text:list text:style-name="L1">
            <text:list-header>
              <text:p text:style-name="P11"><text:span text:style-name="T9">rapidown, try your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3.961cm" svg:height="11.422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44pt" style:font-style-asian="normal" style:font-weight-asian="normal" style:font-name-complex="Times New Roman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81cm" svg:height="3.983cm" svg:x="1.904cm" svg:y="1.288cm" presentation:class="title" presentation:placeholder="true">
        <draw:text-box/>
      </draw:frame>
      <draw:frame presentation:style-name="Default-outline1" draw:layer="backgroundobjects" svg:width="21.581cm" svg:height="11.049cm" svg:x="1.904cm" svg:y="5.502cm" presentation:class="outline" presentation:placeholder="true">
        <draw:text-box/>
      </draw:frame>
      <draw:frame presentation:style-name="Mpr1" draw:text-style-name="MP5" draw:layer="backgroundobjects" svg:width="5.283cm" svg:height="1.277cm" svg:x="1.904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5cm" svg:height="1.277cm" svg:x="8.677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283cm" svg:height="1.277cm" svg:x="18.202cm" svg:y="17.3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9" draw:layer="backgroundobjects" svg:width="8.246cm" svg:height="1.262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" draw:text-style-name="MP11" draw:layer="backgroundobjects" svg:width="8.246cm" svg:height="1.262cm" svg:x="10.795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3.961cm" svg:height="11.422cm" svg:x="2.539cm" svg:y="12.064cm" presentation:class="notes" presentation:placeholder="true">
          <draw:text-box/>
        </draw:frame>
        <draw:frame presentation:style-name="Mpr4" draw:text-style-name="MP9" draw:layer="backgroundobjects" svg:width="8.246cm" svg:height="1.262cm" svg:x="0cm" svg:y="24.128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5" draw:text-style-name="MP11" draw:layer="backgroundobjects" svg:width="8.246cm" svg:height="1.262cm" svg:x="10.795cm" svg:y="24.128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u254012</meta:initial-creator>
    <meta:creation-date>2009-11-13T13:01:54</meta:creation-date>
    <dc:date>2018-09-12T10:55:31.792842714</dc:date>
    <meta:editing-cycles>16</meta:editing-cycles>
    <meta:editing-duration>PT2H52M53S</meta:editing-duration>
    <meta:generator>LibreOffice/6.0.3.2$Linux_X86_64 LibreOffice_project/00m0$Build-2</meta:generator>
    <meta:print-date>2014-10-12T23:44:46</meta:print-date>
    <meta:document-statistic meta:object-count="52"/>
  </office:meta>
</office:document-meta>
</file>